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B9000001210183AB186CB51D5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width="0.018cm" svg:stroke-color="#3465a4" draw:marker-start-width="0.227cm" draw:marker-end-width="0.227cm" draw:fill-color="#92d13d" draw:textarea-horizontal-align="justify" draw:textarea-vertical-align="middle" draw:auto-grow-height="false" fo:min-height="1.646cm" fo:min-width="4.196cm" fo:padding-top="0.134cm" fo:padding-bottom="0.134cm" fo:padding-left="0.259cm" fo:padding-right="0.259cm"/>
    </style:style>
    <style:style style:name="gr2" style:family="graphic" style:parent-style-name="standard">
      <style:graphic-properties draw:textarea-horizontal-align="justify" draw:textarea-vertical-align="middle" draw:auto-grow-height="false" fo:min-height="1.408cm" fo:min-width="2.454cm" fo:wrap-option="no-wrap"/>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fill-color="#92d13d" draw:textarea-horizontal-align="justify" draw:textarea-vertical-align="middle" draw:auto-grow-height="false" fo:min-height="0.65cm" fo:min-width="7.9cm"/>
    </style:style>
    <style:style style:name="gr5"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color="#92d13d" draw:textarea-horizontal-align="justify" draw:textarea-vertical-align="middle" draw:auto-grow-height="false" fo:min-height="0.65cm" fo:min-width="4.6cm"/>
    </style:style>
    <style:style style:name="gr7" style:family="graphic" style:parent-style-name="standard">
      <style:graphic-properties draw:fill-color="#92d13d" draw:textarea-horizontal-align="justify" draw:textarea-vertical-align="middle" draw:auto-grow-height="false" fo:min-height="0.65cm" fo:min-width="5.5cm"/>
    </style:style>
    <style:style style:name="gr8" style:family="graphic" style:parent-style-name="standard">
      <style:graphic-properties draw:fill-color="#92d13d" draw:textarea-horizontal-align="justify" draw:textarea-vertical-align="middle" draw:auto-grow-height="false" fo:min-height="0.65cm" fo:min-width="5cm"/>
    </style:style>
    <style:style style:name="gr9" style:family="graphic" style:parent-style-name="standard">
      <style:graphic-properties draw:fill-color="#92d13d" draw:textarea-horizontal-align="justify" draw:textarea-vertical-align="middle" draw:auto-grow-height="false" fo:min-height="1.646cm" fo:min-width="4.196cm"/>
    </style:style>
    <style:style style:name="gr10" style:family="graphic" style:parent-style-name="objectwithoutfill">
      <style:graphic-properties draw:marker-start="Arrow" draw:marker-start-width="0.3cm" draw:marker-end="Arrow" draw:marker-end-width="0.3cm" draw:fill="none" draw:textarea-vertical-align="middle"/>
    </style:style>
    <style:style style:name="gr11" style:family="graphic" style:parent-style-name="standard">
      <style:graphic-properties svg:stroke-width="0.018cm" svg:stroke-color="#3465a4" draw:marker-start-width="0.227cm" draw:marker-end-width="0.227cm" draw:fill-color="#ff8080" draw:textarea-horizontal-align="justify" draw:textarea-vertical-align="middle" draw:auto-grow-height="false" fo:min-height="1.488cm" fo:min-width="4.018cm" fo:padding-top="0.134cm" fo:padding-bottom="0.134cm" fo:padding-left="0.259cm" fo:padding-right="0.259cm"/>
    </style:style>
    <style:style style:name="gr12" style:family="graphic" style:parent-style-name="objectwithoutfill">
      <style:graphic-properties draw:marker-end="Circle" draw:marker-end-width="0.3cm" draw:fill="none" draw:textarea-vertical-align="middle"/>
    </style:style>
    <style:style style:name="P1" style:family="paragraph">
      <style:paragraph-properties fo:text-align="center"/>
    </style:style>
    <style:style style:name="P2" style:family="paragraph">
      <loext:graphic-properties draw:fill-color="#92d13d"/>
      <style:paragraph-properties fo:text-align="center"/>
    </style:style>
    <style:style style:name="P3" style:family="paragraph">
      <loext:graphic-properties draw:fill="none"/>
      <style:paragraph-properties fo:text-align="center"/>
    </style:style>
    <style:style style:name="P4" style:family="paragraph">
      <loext:graphic-properties draw:fill-color="#92d13d"/>
      <style:paragraph-properties fo:text-align="center"/>
      <style:text-properties fo:font-size="12pt" style:font-size-asian="12pt" style:font-size-complex="12pt"/>
    </style:style>
    <style:style style:name="P5" style:family="paragraph">
      <loext:graphic-properties draw:fill-color="#ff8080"/>
      <style:paragraph-properties fo:text-align="center"/>
    </style:style>
    <style:style style:name="T1" style:family="text">
      <style:text-properties fo:font-size="15pt" style:font-size-asian="15pt" style:font-size-complex="15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xml:id="id3" draw:id="id3" draw:layer="layout" svg:width="4.9cm" svg:height="2.1cm" svg:x="20.2cm" svg:y="4.3cm">
          <text:p text:style-name="P1"><text:span text:style-name="T1">MetaModelWsActor</text:span></text:p>
          <text:p text:style-name="P1"><text:span text:style-name="T1">(Play Serv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xml:id="id1" draw:id="id1" draw:layer="layout" svg:width="4.521cm" svg:height="2.556cm" svg:x="5.2cm" svg:y="1.6cm">
          <text:p text:style-name="P1">Web</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3" draw:layer="layout" draw:type="line" svg:x1="9.721cm" svg:y1="2.878cm" svg:x2="10.9cm" svg:y2="5.35cm" draw:start-shape="id1" draw:end-shape="id2" draw:end-glue-point="3" svg:d="M9721 2878l1179 2472" svg:viewBox="0 0 1180 2473">
          <text:p/>
        </draw:connector>
        <draw:custom-shape draw:style-name="gr4" draw:text-style-name="P4" xml:id="id2" draw:id="id2" draw:layer="layout" svg:width="8.4cm" svg:height="0.9cm" svg:x="10.9cm" svg:y="4.9cm">
          <text:p text:style-name="P1"><text:span text:style-name="T2">ws:///metamodel/socket/:metaModelUuid</text:span></text:p>
          <draw:enhanced-geometry svg:viewBox="0 0 21600 21600" draw:mirror-horizontal="false" draw:mirror-vertical="false" draw:type="rectangle" draw:enhanced-path="M 0 0 L 21600 0 21600 21600 0 21600 0 0 Z N"/>
        </draw:custom-shape>
        <draw:connector draw:style-name="gr3" draw:text-style-name="P3" draw:layer="layout" draw:type="line" svg:x1="19.3cm" svg:y1="5.35cm" svg:x2="20.2cm" svg:y2="5.35cm" draw:start-shape="id2" draw:start-glue-point="1" draw:end-shape="id3" draw:end-glue-point="3" svg:d="M19300 5350h900" svg:viewBox="0 0 901 1">
          <text:p/>
        </draw:connector>
        <draw:frame draw:style-name="gr5" draw:text-style-name="P3" xml:id="id4" draw:id="id4" draw:layer="layout" svg:width="3.367cm" svg:height="2.4cm" svg:x="1.1cm" svg:y="1.7cm">
          <draw:image xlink:href="Pictures/10000201000001B9000001210183AB186CB51D5E.png" xlink:type="simple" xlink:show="embed" xlink:actuate="onLoad">
            <text:p/>
          </draw:image>
        </draw:frame>
        <draw:connector draw:style-name="gr3" draw:text-style-name="P3" draw:layer="layout" draw:type="line" svg:x1="4.467cm" svg:y1="2.9cm" svg:x2="5.2cm" svg:y2="2.878cm" draw:start-shape="id4" draw:start-glue-point="1" draw:end-shape="id1" svg:d="M4467 2900l733-22" svg:viewBox="0 0 734 23">
          <text:p/>
        </draw:connector>
        <draw:custom-shape draw:style-name="gr6" draw:text-style-name="P4" xml:id="id6" draw:id="id6" draw:layer="layout" svg:width="5.1cm" svg:height="0.9cm" svg:x="11cm" svg:y="1.2cm">
          <text:p text:style-name="P1"><text:span text:style-name="T2">ws:///socket/developer</text:span></text:p>
          <draw:enhanced-geometry svg:viewBox="0 0 21600 21600" draw:type="rectangle" draw:enhanced-path="M 0 0 L 21600 0 21600 21600 0 21600 0 0 Z N"/>
        </draw:custom-shape>
        <draw:custom-shape draw:style-name="gr7" draw:text-style-name="P4" xml:id="id5" draw:id="id5" draw:layer="layout" svg:width="6cm" svg:height="0.9cm" svg:x="10.6cm" svg:y="2.5cm">
          <text:p text:style-name="P1"><text:span text:style-name="T2">ws:///socket/generator/:id</text:span></text:p>
          <draw:enhanced-geometry svg:viewBox="0 0 21600 21600" draw:type="rectangle" draw:enhanced-path="M 0 0 L 21600 0 21600 21600 0 21600 0 0 Z N"/>
        </draw:custom-shape>
        <draw:custom-shape draw:style-name="gr8" draw:text-style-name="P4" xml:id="id7" draw:id="id7" draw:layer="layout" svg:width="5.5cm" svg:height="0.9cm" svg:x="10.9cm" svg:y="3.7cm">
          <text:p text:style-name="P1"><text:span text:style-name="T2">ws:///socket/user/:model</text:span></text:p>
          <draw:enhanced-geometry svg:viewBox="0 0 21600 21600" draw:type="rectangle" draw:enhanced-path="M 0 0 L 21600 0 21600 21600 0 21600 0 0 Z N"/>
        </draw:custom-shape>
        <draw:connector draw:style-name="gr3" draw:text-style-name="P3" draw:layer="layout" draw:type="line" svg:x1="9.721cm" svg:y1="2.878cm" svg:x2="10.6cm" svg:y2="2.95cm" draw:start-shape="id1" draw:end-shape="id5" draw:end-glue-point="3" svg:d="M9721 2878l879 72" svg:viewBox="0 0 880 73">
          <text:p/>
        </draw:connector>
        <draw:connector draw:style-name="gr3" draw:text-style-name="P3" draw:layer="layout" draw:type="line" svg:x1="9.721cm" svg:y1="2.878cm" svg:x2="11cm" svg:y2="1.65cm" draw:start-shape="id1" draw:start-glue-point="1" draw:end-shape="id6" svg:d="M9721 2878l1279-1228" svg:viewBox="0 0 1280 1229">
          <text:p/>
        </draw:connector>
        <draw:connector draw:style-name="gr3" draw:text-style-name="P3" draw:layer="layout" draw:type="line" svg:x1="9.721cm" svg:y1="2.878cm" svg:x2="10.9cm" svg:y2="4.15cm" draw:start-shape="id1" draw:end-shape="id7" draw:end-glue-point="3" svg:d="M9721 2878l1179 1272" svg:viewBox="0 0 1180 1273">
          <text:p/>
        </draw:connector>
        <draw:connector draw:style-name="gr3" draw:text-style-name="P3" draw:layer="layout" draw:type="line" svg:x1="16.6cm" svg:y1="2.95cm" svg:x2="17.6cm" svg:y2="2.95cm" draw:start-shape="id5" draw:start-glue-point="1" draw:end-shape="id8" svg:d="M16600 2950h1000" svg:viewBox="0 0 1001 1">
          <text:p/>
        </draw:connector>
        <draw:connector draw:style-name="gr3" draw:text-style-name="P3" draw:layer="layout" draw:type="line" svg:x1="16.1cm" svg:y1="1.65cm" svg:x2="17.6cm" svg:y2="2.95cm" draw:start-shape="id6" draw:end-shape="id8" svg:d="M16100 1650l1500 1300" svg:viewBox="0 0 1501 1301">
          <text:p/>
        </draw:connector>
        <draw:connector draw:style-name="gr3" draw:text-style-name="P3" draw:layer="layout" draw:type="line" svg:x1="16.4cm" svg:y1="4.15cm" svg:x2="17.6cm" svg:y2="2.95cm" draw:start-shape="id7" draw:start-glue-point="1" draw:end-shape="id8" svg:d="M16400 4150l1200-1200" svg:viewBox="0 0 1201 1201">
          <text:p/>
        </draw:connector>
        <draw:custom-shape draw:style-name="gr9" draw:text-style-name="P2" xml:id="id9" draw:id="id9" draw:layer="layout" svg:width="4.9cm" svg:height="2.1cm" svg:x="20.2cm" svg:y="7.5cm">
          <text:p text:style-name="P1"><text:span text:style-name="T1">MetaModelWs-</text:span></text:p>
          <text:p text:style-name="P1"><text:span text:style-name="T1">MediatorActor</text:span></text:p>
          <text:p text:style-name="P1"><text:span text:style-name="T1">(Play Serv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line" svg:x1="22.65cm" svg:y1="6.4cm" svg:x2="22.65cm" svg:y2="7.5cm" draw:start-shape="id3" draw:start-glue-point="2" draw:end-shape="id9" svg:d="M22650 6400v1100" svg:viewBox="0 0 1 1101">
          <text:p/>
        </draw:connector>
        <draw:custom-shape draw:style-name="gr1" draw:text-style-name="P2" xml:id="id8" draw:id="id8" draw:layer="layout" svg:width="4.9cm" svg:height="2.1cm" svg:x="17.6cm" svg:y="1.9cm">
          <text:p text:style-name="P1"><text:span text:style-name="T1">GeneratorControl-</text:span></text:p>
          <text:p text:style-name="P1"><text:span text:style-name="T1">Forwarder</text:span></text:p>
          <text:p text:style-name="P1"><text:span text:style-name="T1">(Play Serv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5" xml:id="id10" draw:id="id10" draw:layer="layout" svg:width="4.88cm" svg:height="2.1cm" svg:x="23.4cm" svg:y="1.9cm">
          <text:p text:style-name="P1"><text:span text:style-name="T1">FrontendManager</text:span></text:p>
          <text:p text:style-name="P1"><text:span text:style-name="T1">(GeneratorContro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3" draw:layer="layout" draw:type="line" svg:x1="22.5cm" svg:y1="2.95cm" svg:x2="23.4cm" svg:y2="2.95cm" draw:start-shape="id8" draw:end-shape="id10" svg:d="M22500 2950h900" svg:viewBox="0 0 901 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quare" svg:viewBox="0 0 10 10" svg:d="M0 0h10v10h-1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7T16:19:04.583152768</meta:creation-date>
    <dc:date>2018-03-27T17:58:02.077079506</dc:date>
    <meta:editing-duration>PT6H58M32S</meta:editing-duration>
    <meta:editing-cycles>17</meta:editing-cycles>
    <meta:generator>LibreOffice/5.1.6.2$Linux_X86_64 LibreOffice_project/10m0$Build-2</meta:generator>
    <meta:document-statistic meta:object-count="21"/>
  </office:meta>
</office:document-meta>
</file>